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0a80b" officeooo:paragraph-rsid="0020a80b"/>
    </style:style>
    <style:style style:name="P2" style:family="paragraph" style:parent-style-name="Standard">
      <style:text-properties officeooo:rsid="002223b7" officeooo:paragraph-rsid="002223b7"/>
    </style:style>
    <style:style style:name="P3" style:family="paragraph" style:parent-style-name="Standard">
      <style:text-properties officeooo:rsid="0022af2d" officeooo:paragraph-rsid="0022af2d"/>
    </style:style>
    <style:style style:name="P4" style:family="paragraph" style:parent-style-name="Standard">
      <style:text-properties fo:font-style="italic" officeooo:rsid="00230373" officeooo:paragraph-rsid="00230373" style:font-style-asian="italic" style:font-style-complex="italic"/>
    </style:style>
    <style:style style:name="P5" style:family="paragraph" style:parent-style-name="Standard">
      <style:text-properties fo:font-style="italic" officeooo:rsid="00280ba6" officeooo:paragraph-rsid="002594ad" style:font-style-asian="italic" style:font-style-complex="italic"/>
    </style:style>
    <style:style style:name="P6" style:family="paragraph" style:parent-style-name="Standard">
      <style:text-properties fo:font-style="normal" officeooo:rsid="00230373" officeooo:paragraph-rsid="00230373" style:font-style-asian="normal" style:font-style-complex="normal"/>
    </style:style>
    <style:style style:name="P7" style:family="paragraph" style:parent-style-name="Standard">
      <style:text-properties fo:font-style="normal" officeooo:rsid="0024660b" officeooo:paragraph-rsid="0024660b" style:font-style-asian="normal" style:font-style-complex="normal"/>
    </style:style>
    <style:style style:name="P8" style:family="paragraph" style:parent-style-name="Standard">
      <style:text-properties fo:font-style="normal" officeooo:rsid="002594ad" officeooo:paragraph-rsid="002594ad" style:font-style-asian="normal" style:font-style-complex="normal"/>
    </style:style>
    <style:style style:name="P9" style:family="paragraph" style:parent-style-name="Standard">
      <style:text-properties fo:font-style="normal" officeooo:rsid="003980b5" officeooo:paragraph-rsid="003980b5" style:font-style-asian="normal" style:font-style-complex="normal"/>
    </style:style>
    <style:style style:name="P10" style:family="paragraph" style:parent-style-name="Standard">
      <style:text-properties fo:font-style="normal" style:text-underline-style="none" officeooo:rsid="002b2837" officeooo:paragraph-rsid="002b2837" style:font-style-asian="normal" style:font-style-complex="normal"/>
    </style:style>
    <style:style style:name="P11" style:family="paragraph" style:parent-style-name="Standard">
      <style:text-properties officeooo:paragraph-rsid="002223b7"/>
    </style:style>
    <style:style style:name="P12" style:family="paragraph" style:parent-style-name="Standard">
      <style:text-properties officeooo:rsid="00259750" officeooo:paragraph-rsid="00259750"/>
    </style:style>
    <style:style style:name="P13" style:family="paragraph" style:parent-style-name="Standard">
      <style:text-properties officeooo:rsid="00259750" officeooo:paragraph-rsid="00259e00"/>
    </style:style>
    <style:style style:name="P14" style:family="paragraph" style:parent-style-name="Standard">
      <style:text-properties officeooo:rsid="00259750" officeooo:paragraph-rsid="00309903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259750" officeooo:paragraph-rsid="00259750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259750" officeooo:paragraph-rsid="00259e00" style:font-weight-asian="bold" style:font-weight-complex="bold"/>
    </style:style>
    <style:style style:name="P17" style:family="paragraph" style:parent-style-name="Standard">
      <style:text-properties fo:font-variant="normal" fo:text-transform="none" fo:color="#545454" style:font-name="arial" fo:font-size="12pt" fo:letter-spacing="normal" fo:font-style="normal" fo:font-weight="normal" officeooo:paragraph-rsid="00259e00"/>
    </style:style>
    <style:style style:name="P18" style:family="paragraph" style:parent-style-name="Standard">
      <style:text-properties officeooo:rsid="003a9f4f" officeooo:paragraph-rsid="003a9f4f"/>
    </style:style>
    <style:style style:name="P19" style:family="paragraph" style:parent-style-name="Preformatted_20_Text">
      <style:text-properties officeooo:rsid="0020a80b" officeooo:paragraph-rsid="0020a80b"/>
    </style:style>
    <style:style style:name="P20" style:family="paragraph" style:parent-style-name="Preformatted_20_Text">
      <style:text-properties officeooo:rsid="00385d63" officeooo:paragraph-rsid="00385d63"/>
    </style:style>
    <style:style style:name="P21" style:family="paragraph" style:parent-style-name="Text_20_body">
      <style:text-properties officeooo:rsid="003a9f4f" officeooo:paragraph-rsid="003a9f4f"/>
    </style:style>
    <style:style style:name="P22" style:family="paragraph" style:parent-style-name="Preformatted_20_Text">
      <style:paragraph-properties fo:margin-top="0in" fo:margin-bottom="0.1965in" loext:contextual-spacing="false"/>
    </style:style>
    <style:style style:name="P23" style:family="paragraph" style:parent-style-name="Standard">
      <style:text-properties officeooo:rsid="003d43c0" officeooo:paragraph-rsid="003d43c0"/>
    </style:style>
    <style:style style:name="P24" style:family="paragraph" style:parent-style-name="Standard">
      <style:text-properties officeooo:rsid="003e034d" officeooo:paragraph-rsid="003e034d"/>
    </style:style>
    <style:style style:name="T1" style:family="text">
      <style:text-properties officeooo:rsid="00230373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80ba6" style:font-style-asian="italic" style:font-style-complex="italic"/>
    </style:style>
    <style:style style:name="T5" style:family="text">
      <style:text-properties officeooo:rsid="00259e00"/>
    </style:style>
    <style:style style:name="T6" style:family="text">
      <style:text-properties officeooo:rsid="00262ed3"/>
    </style:style>
    <style:style style:name="T7" style:family="text">
      <style:text-properties officeooo:rsid="002bb996"/>
    </style:style>
    <style:style style:name="T8" style:family="text">
      <style:text-properties officeooo:rsid="002dfef6"/>
    </style:style>
    <style:style style:name="T9" style:family="text">
      <style:text-properties officeooo:rsid="002e9e92"/>
    </style:style>
    <style:style style:name="T10" style:family="text">
      <style:text-properties officeooo:rsid="00333ccf"/>
    </style:style>
    <style:style style:name="T11" style:family="text">
      <style:text-properties officeooo:rsid="003530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document is about setting up shadowsocks.</text:p>
      <text:p text:style-name="P1"/>
      <text:p text:style-name="P1">The steps are </text:p>
      <text:p text:style-name="P1">1. Buy a VPS service, VPS stands for virtual private server. (Use Vultr)</text:p>
      <text:p text:style-name="P1"/>
      <text:p text:style-name="P1"/>
      <text:p text:style-name="P1">2. Set up Shadowsocks server on the VPS through the root login. The easy way to set up is to use Teddy Sun’s script. </text:p>
      <text:p text:style-name="P1"/>
      <text:p text:style-name="P1">wget --no-check-certificate -O shadowsocks-all.sh <text:a xlink:type="simple" xlink:href="https://raw.githubusercontent.com/teddysun/shadowsocks_install/master/shadowsocks-all.sh" text:style-name="Internet_20_link" text:visited-style-name="Visited_20_Internet_20_Link">https://raw.githubusercontent.com/teddysun/shadowsocks_install/master/shadowsocks-all.sh</text:a></text:p>
      <text:p text:style-name="P1"/>
      <text:p text:style-name="P1">chmod +x shadowsocks-all.sh</text:p>
      <text:p text:style-name="P1"/>
      <text:p text:style-name="P1">./shadowsocks-all.sh 2&gt;&amp;1 | tee shadowsocks-all.log</text:p>
      <text:p text:style-name="P20">(follow steps and choose CHACHA20 for authentication)</text:p>
      <text:p text:style-name="P19"/>
      <text:p text:style-name="P1"/>
      <text:p text:style-name="P1">3. Set up client which accesses the server. </text:p>
      <text:p text:style-name="P2">On the phone you can use shadowsocks.</text:p>
      <text:p text:style-name="P2"/>
      <text:p text:style-name="P2">On Linux, use the AAPLE IMAGE, download from shadowsocks github. Fill in the information to start SS. Download switchyOmega and set up Protocol: SOCKS5, server 127.0.0.1, port 1080, and call it SS. The essential components of a computer connection is switchOmega + ShadowSocks appleimage + active VPS server.</text:p>
      <text:p text:style-name="P11"/>
      <text:p text:style-name="P11"/>
      <text:p text:style-name="P15">VPS: <text:span text:style-name="T8">(Virtual server, essentially an IP address)</text:span></text:p>
      <text:p text:style-name="P12">This is a paid service (about 5 USD per month). It will give you an IP address. You can use SSH to log in to the VPS. Once you are a given an IP address, ping it to see if it is working. Once the pinging is successful. Log on with ssh 123.123.123.123 -p 22 -l root. </text:p>
      <text:p text:style-name="P11"/>
      <text:p text:style-name="P15">ShadowSocks Server: <text:span text:style-name="T8">(Server, which is to be set up over the VPS)</text:span></text:p>
      <text:p text:style-name="P14"><text:span text:style-name="T9">Always log into the VPS first. </text:span>Run Teddy Sun’s script <text:span text:style-name="T11">as a root user of the VPS</text:span> and follow the steps, it will install the shadowsocks server.<text:span text:style-name="T9"> Note that the VPS comes with SSD storage. It is like a remote station which you can connect to.</text:span></text:p>
      <text:p text:style-name="P11"/>
      <text:p text:style-name="P16">Shadowsocks Appimage: <text:span text:style-name="T8">(Client)</text:span></text:p>
      <text:p text:style-name="P13">This is the shadowsocks client over which you establish a connection between your computer to the shadowsocks server. <text:span text:style-name="T10">(which was established in the last step, through Teddy’s script)</text:span> </text:p>
      <text:p text:style-name="P13"/>
      <text:p text:style-name="P15">SwitchyOmega:</text:p>
      <text:p text:style-name="P13">SwitchyOmega is a chrome-extension that allows you to flexibly <text:span text:style-name="T7">switch among </text:span>various ways to utilize proxy. <text:span text:style-name="T5">You have to have shadowsocks appimage open first. Then you need to set up 2 types of connection. The first is SS. The second is auto Switch. For SS, this is essentially using Shadowsocks for all internet traffic. Protocol: SOCK5, server 127.0.0.1, port : 1080. Apply changes. If you use this, all the traffic will be directed through SS (which is not optimal because you want to use direct </text:span><text:soft-page-break/><text:span text:style-name="T5">connection for China based websites). Then the second type of connect you want to set up is AUTO SWITCH. Rule list rules: SS, default: direct connection. Rule list format: autoproxy, rule list URL:</text:span></text:p>
      <text:p text:style-name="P13"><text:a xlink:type="simple" xlink:href="https://raw.githubusercontent.com/gfwlist/gfwlist/master/gfwlist.txt" text:style-name="Internet_20_link" text:visited-style-name="Visited_20_Internet_20_Link">https://raw.githubusercontent.com/gfwlist/gfwlist/master/gfwlist.txt</text:a>. <text:span text:style-name="T6">Under auto switch, only the URLs in the GFW blocked list will be accessed through SS, and all other websites are accessed through direct connection.</text:span></text:p>
      <text:p text:style-name="P13"/>
      <text:p text:style-name="P17"/>
      <text:p text:style-name="P3">Root commands:</text:p>
      <text:p text:style-name="P3">ssh 207.148.107.121 -p 22 -l root //<text:span text:style-name="T1">log in</text:span></text:p>
      <text:p text:style-name="P4">/etc/<text:span text:style-name="T2">init.d/shadowsocks-r restart //restart</text:span></text:p>
      <text:p text:style-name="P8">nano /<text:span text:style-name="T3">etc/shadowSocks-r/config.json //</text:span><text:span text:style-name="T4">to set up more than 1 users </text:span></text:p>
      <text:p text:style-name="P5"/>
      <text:p text:style-name="P10">Add multiple user port passwords:</text:p>
      <text:p text:style-name="P10">“port_password”:{</text:p>
      <text:p text:style-name="P10"><text:tab/>“9000”:”password0”,</text:p>
      <text:p text:style-name="P10"><text:tab/>“9001”:”password1”,</text:p>
      <text:p text:style-name="P10"><text:tab/>“9002”,”password2”</text:p>
      <text:p text:style-name="P10">},</text:p>
      <text:p text:style-name="P7"/>
      <text:p text:style-name="P6"/>
      <text:p text:style-name="P7">USEFUL WEBSITES:<text:line-break/>https://www.vpnto.net/posts/chrome-shadowsocks/</text:p>
      <text:p text:style-name="P6"/>
      <text:p text:style-name="P9">How to prevent servers from freezing:</text:p>
      <text:p text:style-name="P9"/>
      <text:p text:style-name="P6"/>
      <text:p text:style-name="P6"/>
      <text:p text:style-name="P3"/>
      <text:p text:style-name="P18">client:</text:p>
      <text:p text:style-name="P21"><text:span text:style-name="Source_20_Text">/etc/ssh/ssh_config</text:span> </text:p>
      <text:p text:style-name="Preformatted_20_Text"><text:span text:style-name="Source_20_Text">Host *</text:span></text:p>
      <text:p text:style-name="P22"><text:span text:style-name="Source_20_Text">ServerAliveInterval 100</text:span></text:p>
      <text:p text:style-name="P18"/>
      <text:p text:style-name="P18">Server:</text:p>
      <text:p text:style-name="P21"><text:span text:style-name="Source_20_Text">/etc/ssh/sshd_config</text:span> </text:p>
      <text:p text:style-name="Preformatted_20_Text"><text:span text:style-name="Source_20_Text">ClientAliveInterval 60</text:span></text:p>
      <text:p text:style-name="Preformatted_20_Text"><text:span text:style-name="Source_20_Text">TCPKeepAlive yes</text:span></text:p>
      <text:p text:style-name="P22"><text:span text:style-name="Source_20_Text">ClientAliveCountMax 10000</text:span></text:p>
      <text:p text:style-name="P18"/>
      <text:p text:style-name="P18">2019.6.3 </text:p>
      <text:p text:style-name="Standard">update for tencent cloud:</text:p>
      <text:p text:style-name="P23">Run the same script. </text:p>
      <text:p text:style-name="P23">If not working, delete the server instance, reinstall it.</text:p>
      <text:p text:style-name="P24">Tencent cloud does not support IPv6 but this is of no consequence. </text:p>
      <text:p text:style-name="P2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07:18:26.201059155</meta:creation-date>
    <meta:generator>LibreOffice/6.0.7.3$Linux_X86_64 LibreOffice_project/00m0$Build-3</meta:generator>
    <dc:date>2019-06-03T20:53:44.518198993</dc:date>
    <meta:editing-duration>PT2H49M56S</meta:editing-duration>
    <meta:editing-cycles>32</meta:editing-cycles>
    <meta:document-statistic meta:table-count="0" meta:image-count="0" meta:object-count="0" meta:page-count="2" meta:paragraph-count="46" meta:word-count="514" meta:character-count="3363" meta:non-whitespace-character-count="2882"/>
  </office:meta>
</office:document-meta>
</file>